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pringboot3 course documentation</text:p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9:20:36.686311674</meta:creation-date>
    <dc:date>2023-09-17T19:21:23.595342825</dc:date>
    <meta:editing-duration>PT48S</meta:editing-duration>
    <meta:editing-cycles>1</meta:editing-cycles>
    <meta:document-statistic meta:table-count="0" meta:image-count="0" meta:object-count="0" meta:page-count="1" meta:paragraph-count="1" meta:word-count="3" meta:character-count="32" meta:non-whitespace-character-count="30"/>
    <meta:generator>LibreOffice/7.6.1.2$Linux_X86_64 LibreOffice_project/60$Build-2</meta:generator>
  </office:meta>
</office:document-meta>
</file>